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39000000CA1E37BCA4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fo:min-height="0.205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2.974cm" svg:x="0.249cm" svg:y="0.281cm">
          <draw:image xlink:href="Pictures/2000000200000239000000CA1E37BCA4.eps" xlink:type="simple" xlink:show="embed" xlink:actuate="onLoad">
            <text:p/>
          </draw:image>
        </draw:frame>
        <draw:frame draw:style-name="gr2" draw:text-style-name="P2" draw:layer="layout" svg:width="1.016cm" svg:height="0.582cm" svg:x="6.604cm" svg:y="1.069cm">
          <draw:text-box>
            <text:p><text:span text:style-name="T1">دورانیہ</text:span><text:span text:style-name="T1"> </text:span></text:p>
          </draw:text-box>
        </draw:frame>
        <draw:frame draw:style-name="gr2" draw:text-style-name="P2" draw:layer="layout" svg:width="0.762cm" svg:height="0.582cm" svg:x="3.302cm" svg:y="0.434cm">
          <draw:text-box>
            <text:p><text:span text:style-name="T1">گن</text:span></text:p>
          </draw:text-box>
        </draw:frame>
        <draw:frame draw:style-name="gr2" draw:text-style-name="P2" draw:layer="layout" svg:width="1.524cm" svg:height="0.582cm" svg:x="1.016cm" svg:y="2.593cm">
          <draw:text-box>
            <text:p><text:span text:style-name="T1">متوازی لکھ</text:span></text:p>
          </draw:text-box>
        </draw:frame>
        <draw:frame draw:style-name="gr3" draw:text-style-name="P2" draw:layer="layout" svg:width="1.524cm" svg:height="0.582cm" svg:x="1.016cm" svg:y="1.143cm">
          <draw:text-box>
            <text:p><text:span text:style-name="T1">درکار دورانیہ</text:span><text:span text:style-name="T1"> </text:span></text:p>
          </draw:text-box>
        </draw:frame>
        <draw:frame draw:style-name="gr2" draw:text-style-name="P2" draw:layer="layout" svg:width="1.016cm" svg:height="0.582cm" svg:x="1.397cm" svg:y="1.958cm">
          <draw:text-box>
            <text:p><text:span text:style-name="T1">ساعت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6T13:22:29</dc:date>
    <dc:creator>kkk </dc:creator>
    <meta:generator>LibreOffice/3.3$Linux LibreOffice_project/330m19$Build-401</meta:generator>
    <meta:editing-duration>PT1H34M34S</meta:editing-duration>
    <meta:editing-cycles>12</meta:editing-cycles>
    <meta:document-statistic meta:object-count="6"/>
  </office:meta>
</office:document-meta>
</file>